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exam-doc-outline</text:title></text:p>
      <text:p text:style-name="OrgTitle"/>
      <text:p text:style-name="OrgSubtitle"><text:initial-creator>Michal Sojka</text:initial-creator></text:p>
      <text:p text:style-name="OrgSubtitle"/>
      <text:p text:style-name="OrgSubtitle"/>
      <text:p text:style-name="OrgSubtitle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_Head">
            <text:p text:style-name="Contents_20_Heading">Table of Contents</text:p>
          </text:index-title>
          <text:p text:style-name="P3"><text:a xlink:type="simple" xlink:href="#__RefHeading__452_1866680231" text:style-name="Internet_20_link" text:visited-style-name="Internet_20_link">1. Instalation </text:a></text:p>
          <text:p text:style-name="P4"><text:a xlink:type="simple" xlink:href="#__RefHeading__454_1866680231" text:style-name="Internet_20_link" text:visited-style-name="Internet_20_link">1.1. EXAM installation </text:a></text:p>
          <text:p text:style-name="P5"><text:a xlink:type="simple" xlink:href="#__RefHeading__456_1866680231" text:style-name="Internet_20_link" text:visited-style-name="Internet_20_link">1.1.1. Installation </text:a></text:p>
          <text:p text:style-name="P5"><text:a xlink:type="simple" xlink:href="#__RefHeading__458_1866680231" text:style-name="Internet_20_link" text:visited-style-name="Internet_20_link">1.1.2. Test model import </text:a></text:p>
          <text:p text:style-name="P4"><text:a xlink:type="simple" xlink:href="#__RefHeading__460_1866680231" text:style-name="Internet_20_link" text:visited-style-name="Internet_20_link">1.2. Testbed setup &amp; connection </text:a></text:p>
          <text:p text:style-name="P5"><text:a xlink:type="simple" xlink:href="#__RefHeading__462_1866680231" text:style-name="Internet_20_link" text:visited-style-name="Internet_20_link">1.2.1. Block diagram </text:a></text:p>
          <text:p text:style-name="P5"><text:a xlink:type="simple" xlink:href="#__RefHeading__464_1866680231" text:style-name="Internet_20_link" text:visited-style-name="Internet_20_link">1.2.2. Wiring table </text:a></text:p>
          <text:p text:style-name="P5"><text:a xlink:type="simple" xlink:href="#__RefHeading__466_1866680231" text:style-name="Internet_20_link" text:visited-style-name="Internet_20_link">1.2.3. RPP firmware version &amp; download </text:a></text:p>
          <text:p text:style-name="P4"><text:a xlink:type="simple" xlink:href="#__RefHeading__468_1866680231" text:style-name="Internet_20_link" text:visited-style-name="Internet_20_link">1.3. I/O card TCP server compilation/installation </text:a></text:p>
          <text:p text:style-name="P3"><text:a xlink:type="simple" xlink:href="#__RefHeading__470_1866680231" text:style-name="Internet_20_link" text:visited-style-name="Internet_20_link">2. Usage </text:a></text:p>
          <text:p text:style-name="P4"><text:a xlink:type="simple" xlink:href="#__RefHeading__472_1866680231" text:style-name="Internet_20_link" text:visited-style-name="Internet_20_link">2.1. Test preparation </text:a></text:p>
          <text:p text:style-name="P4"><text:a xlink:type="simple" xlink:href="#__RefHeading__474_1866680231" text:style-name="Internet_20_link" text:visited-style-name="Internet_20_link">2.2. Test execution </text:a></text:p>
          <text:p text:style-name="P5"><text:a xlink:type="simple" xlink:href="#__RefHeading__476_1866680231" text:style-name="Internet_20_link" text:visited-style-name="Internet_20_link">2.2.1. Running the whole suite </text:a></text:p>
          <text:p text:style-name="P5"><text:a xlink:type="simple" xlink:href="#__RefHeading__478_1866680231" text:style-name="Internet_20_link" text:visited-style-name="Internet_20_link">2.2.2. Rerunning a single test </text:a></text:p>
          <text:p text:style-name="P4"><text:a xlink:type="simple" xlink:href="#__RefHeading__480_1866680231" text:style-name="Internet_20_link" text:visited-style-name="Internet_20_link">2.3. Evaluation of results </text:a></text:p>
          <text:p text:style-name="P4"><text:a xlink:type="simple" xlink:href="#__RefHeading__482_1866680231" text:style-name="Internet_20_link" text:visited-style-name="Internet_20_link">2.4. Test documentation?? </text:a></text:p>
          <text:p text:style-name="P4"><text:a xlink:type="simple" xlink:href="#__RefHeading__484_1866680231" text:style-name="Internet_20_link" text:visited-style-name="Internet_20_link">2.5. Report generation </text:a></text:p>
          <text:p text:style-name="P5"><text:a xlink:type="simple" xlink:href="#__RefHeading__486_1866680231" text:style-name="Internet_20_link" text:visited-style-name="Internet_20_link">2.5.1. Renaming </text:a></text:p>
          <text:p text:style-name="P5"><text:a xlink:type="simple" xlink:href="#__RefHeading__488_1866680231" text:style-name="Internet_20_link" text:visited-style-name="Internet_20_link">2.5.2. PDF export </text:a></text:p>
          <text:p text:style-name="P3"><text:a xlink:type="simple" xlink:href="#__RefHeading__490_1866680231" text:style-name="Internet_20_link" text:visited-style-name="Internet_20_link">3. Internals </text:a></text:p>
          <text:p text:style-name="P4"><text:a xlink:type="simple" xlink:href="#__RefHeading__492_1866680231" text:style-name="Internet_20_link" text:visited-style-name="Internet_20_link">3.1. Overview </text:a></text:p>
          <text:p text:style-name="P4"><text:a xlink:type="simple" xlink:href="#__RefHeading__494_1866680231" text:style-name="Internet_20_link" text:visited-style-name="Internet_20_link">3.2. Description in developed classes/interfaces/… </text:a></text:p>
          <text:p text:style-name="P4"><text:a xlink:type="simple" xlink:href="#__RefHeading__496_1866680231" text:style-name="Internet_20_link" text:visited-style-name="Internet_20_link">3.3. Development of a new test </text:a></text:p>
        </text:index-body>
      </text:table-of-content>
      <text:h text:style-name="Heading_20_1" text:outline-level="1"><text:bookmark-start text:name="__RefHeading__452_1866680231"/><text:bookmark-start text:name="OrgXref.sec-1"/><text:bookmark text:name="sec-1"/><text:soft-page-break/>Instalation <text:bookmark-end text:name="__RefHeading__452_1866680231"/><text:bookmark-end text:name="OrgXref.sec-1"/></text:h>
      <text:h text:style-name="Heading_20_2" text:outline-level="2"><text:bookmark-start text:name="__RefHeading__454_1866680231"/><text:bookmark-start text:name="OrgXref.sec-1-1"/><text:bookmark text:name="sec-1-1"/>EXAM installation <text:bookmark-end text:name="__RefHeading__454_1866680231"/><text:bookmark-end text:name="OrgXref.sec-1-1"/></text:h>
      <text:h text:style-name="Heading_20_3" text:outline-level="3"><text:bookmark-start text:name="__RefHeading__456_1866680231"/><text:bookmark-start text:name="OrgXref.sec-1-1-1"/><text:bookmark text:name="sec-1-1-1"/>Installation <text:bookmark-end text:name="__RefHeading__456_1866680231"/><text:bookmark-end text:name="OrgXref.sec-1-1-1"/></text:h>
      <text:h text:style-name="Heading_20_3" text:outline-level="3"><text:bookmark-start text:name="__RefHeading__458_1866680231"/><text:bookmark-start text:name="OrgXref.sec-1-1-2"/><text:bookmark text:name="sec-1-1-2"/>Test model import <text:bookmark-end text:name="__RefHeading__458_1866680231"/><text:bookmark-end text:name="OrgXref.sec-1-1-2"/></text:h>
      <text:h text:style-name="Heading_20_2" text:outline-level="2"><text:bookmark-start text:name="__RefHeading__460_1866680231"/><text:bookmark-start text:name="OrgXref.sec-1-2"/><text:bookmark text:name="sec-1-2"/>Testbed setup &amp; connection <text:bookmark-end text:name="__RefHeading__460_1866680231"/><text:bookmark-end text:name="OrgXref.sec-1-2"/></text:h>
      <text:h text:style-name="Heading_20_3" text:outline-level="3"><text:bookmark-start text:name="__RefHeading__462_1866680231"/><text:bookmark-start text:name="OrgXref.sec-1-2-1"/><text:bookmark text:name="sec-1-2-1"/>Block diagram <text:bookmark-end text:name="__RefHeading__462_1866680231"/><text:bookmark-end text:name="OrgXref.sec-1-2-1"/></text:h>
      <text:h text:style-name="Heading_20_3" text:outline-level="3"><text:bookmark-start text:name="__RefHeading__464_1866680231"/><text:bookmark-start text:name="OrgXref.sec-1-2-2"/><text:bookmark text:name="sec-1-2-2"/>Wiring table <text:bookmark-end text:name="__RefHeading__464_1866680231"/><text:bookmark-end text:name="OrgXref.sec-1-2-2"/></text:h>
      <text:h text:style-name="Heading_20_3" text:outline-level="3"><text:bookmark-start text:name="__RefHeading__466_1866680231"/><text:bookmark-start text:name="OrgXref.sec-1-2-3"/><text:bookmark text:name="sec-1-2-3"/>RPP firmware version &amp; download <text:bookmark-end text:name="__RefHeading__466_1866680231"/><text:bookmark-end text:name="OrgXref.sec-1-2-3"/></text:h>
      <text:h text:style-name="Heading_20_2" text:outline-level="2"><text:bookmark-start text:name="__RefHeading__468_1866680231"/><text:bookmark-start text:name="OrgXref.sec-1-3"/><text:bookmark text:name="sec-1-3"/>I/O card TCP server compilation/installation <text:bookmark-end text:name="__RefHeading__468_1866680231"/><text:bookmark-end text:name="OrgXref.sec-1-3"/></text:h>
      <text:h text:style-name="Heading_20_1" text:outline-level="1"><text:bookmark-start text:name="__RefHeading__470_1866680231"/><text:bookmark-start text:name="OrgXref.sec-2"/><text:bookmark text:name="sec-2"/>Usage <text:bookmark-end text:name="__RefHeading__470_1866680231"/><text:bookmark-end text:name="OrgXref.sec-2"/></text:h>
      <text:h text:style-name="Heading_20_2" text:outline-level="2"><text:bookmark-start text:name="__RefHeading__472_1866680231"/><text:bookmark-start text:name="OrgXref.sec-2-1"/><text:bookmark text:name="sec-2-1"/>Test preparation <text:bookmark-end text:name="__RefHeading__472_1866680231"/><text:bookmark-end text:name="OrgXref.sec-2-1"/></text:h>
      <text:list xml:id="list4908369502381948213" text:style-name="OrgBulletedList">
        <text:list-item>
          <text:p text:style-name="P2">check that server is running </text:p>
        </text:list-item>
        <text:list-item>
          <text:p text:style-name="P2">… </text:p>
        </text:list-item>
      </text:list>
      <text:h text:style-name="Heading_20_2" text:outline-level="2"><text:bookmark-start text:name="__RefHeading__474_1866680231"/><text:bookmark-start text:name="OrgXref.sec-2-2"/><text:bookmark text:name="sec-2-2"/>Test execution <text:bookmark-end text:name="__RefHeading__474_1866680231"/><text:bookmark-end text:name="OrgXref.sec-2-2"/></text:h>
      <text:h text:style-name="Heading_20_3" text:outline-level="3"><text:bookmark-start text:name="__RefHeading__476_1866680231"/><text:bookmark-start text:name="OrgXref.sec-2-2-1"/><text:bookmark text:name="sec-2-2-1"/>Running the whole suite <text:bookmark-end text:name="__RefHeading__476_1866680231"/><text:bookmark-end text:name="OrgXref.sec-2-2-1"/></text:h>
      <text:h text:style-name="Heading_20_3" text:outline-level="3"><text:bookmark-start text:name="__RefHeading__478_1866680231"/><text:bookmark-start text:name="OrgXref.sec-2-2-2"/><text:bookmark text:name="sec-2-2-2"/>Rerunning a single test <text:bookmark-end text:name="__RefHeading__478_1866680231"/><text:bookmark-end text:name="OrgXref.sec-2-2-2"/></text:h>
      <text:h text:style-name="Heading_20_2" text:outline-level="2"><text:bookmark-start text:name="__RefHeading__480_1866680231"/><text:bookmark-start text:name="OrgXref.sec-2-3"/><text:bookmark text:name="sec-2-3"/>Evaluation of results <text:bookmark-end text:name="__RefHeading__480_1866680231"/><text:bookmark-end text:name="OrgXref.sec-2-3"/></text:h>
      <text:h text:style-name="Heading_20_2" text:outline-level="2"><text:bookmark-start text:name="__RefHeading__482_1866680231"/><text:bookmark-start text:name="OrgXref.sec-2-4"/><text:bookmark text:name="sec-2-4"/>Test documentation?? <text:bookmark-end text:name="__RefHeading__482_1866680231"/><text:bookmark-end text:name="OrgXref.sec-2-4"/></text:h>
      <text:list xml:id="list36724869" text:style-name="OrgBulletedList">
        <text:list-item>
          <text:p text:style-name="P2">in description field? </text:p>
        </text:list-item>
      </text:list>
      <text:h text:style-name="Heading_20_2" text:outline-level="2"><text:bookmark-start text:name="__RefHeading__484_1866680231"/><text:bookmark-start text:name="OrgXref.sec-2-5"/><text:bookmark text:name="sec-2-5"/>Report generation <text:bookmark-end text:name="__RefHeading__484_1866680231"/><text:bookmark-end text:name="OrgXref.sec-2-5"/></text:h>
      <text:h text:style-name="Heading_20_3" text:outline-level="3"><text:bookmark-start text:name="__RefHeading__486_1866680231"/><text:bookmark-start text:name="OrgXref.sec-2-5-1"/><text:bookmark text:name="sec-2-5-1"/>Renaming <text:bookmark-end text:name="__RefHeading__486_1866680231"/><text:bookmark-end text:name="OrgXref.sec-2-5-1"/></text:h>
      <text:h text:style-name="Heading_20_3" text:outline-level="3"><text:bookmark-start text:name="__RefHeading__488_1866680231"/><text:bookmark-start text:name="OrgXref.sec-2-5-2"/><text:bookmark text:name="sec-2-5-2"/><text:soft-page-break/>PDF export <text:bookmark-end text:name="__RefHeading__488_1866680231"/><text:bookmark-end text:name="OrgXref.sec-2-5-2"/></text:h>
      <text:h text:style-name="Heading_20_1" text:outline-level="1"><text:bookmark-start text:name="__RefHeading__490_1866680231"/><text:bookmark-start text:name="OrgXref.sec-3"/><text:bookmark text:name="sec-3"/>Internals <text:bookmark-end text:name="__RefHeading__490_1866680231"/><text:bookmark-end text:name="OrgXref.sec-3"/></text:h>
      <text:h text:style-name="Heading_20_2" text:outline-level="2"><text:bookmark-start text:name="__RefHeading__492_1866680231"/><text:bookmark-start text:name="OrgXref.sec-3-1"/><text:bookmark text:name="sec-3-1"/>Overview <text:bookmark-end text:name="__RefHeading__492_1866680231"/><text:bookmark-end text:name="OrgXref.sec-3-1"/></text:h>
      <text:h text:style-name="Heading_20_2" text:outline-level="2"><text:bookmark-start text:name="__RefHeading__494_1866680231"/><text:bookmark-start text:name="OrgXref.sec-3-2"/><text:bookmark text:name="sec-3-2"/>Description in developed classes/interfaces/… <text:bookmark-end text:name="__RefHeading__494_1866680231"/><text:bookmark-end text:name="OrgXref.sec-3-2"/></text:h>
      <text:h text:style-name="Heading_20_2" text:outline-level="2"><text:bookmark-start text:name="__RefHeading__496_1866680231"/><text:bookmark-start text:name="OrgXref.sec-3-3"/><text:bookmark text:name="sec-3-3"/>Development of a new test <text:bookmark-end text:name="__RefHeading__496_1866680231"/><text:bookmark-end text:name="OrgXref.sec-3-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193in" fo:border="0.0071in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193in" fo:border="0.0071in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SrcBlockLastLine" style:family="paragraph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="100%"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svg:x="0in" svg:y="0in" fo:margin-top="0in" fo:margin-bottom="0in" style:vertical-pos="middle" style:vertical-rel="paragraph-content" style:horizontal-pos="from-left" style:horizontal-rel="paragraph-content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0035in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3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3</text:page-number></text:p>
      </style:footer>
    </style:master-page>
    <style:master-page style:name="OrgPage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Sojka</meta:initial-creator>
    <dc:date>2013-08-20T17:07:26.17</dc:date>
    <meta:creation-date>2013-08-19T11:10:52</meta:creation-date>
    <meta:generator>OpenOffice.org/3.4.1$Win32 OpenOffice.org_project/341m1$Build-9593</meta:generator>
    <meta:keyword>nil</meta:keyword>
    <dc:subject>nil</dc:subject>
    <dc:title>exam-doc-outline</dc:title>
    <meta:document-statistic meta:table-count="0" meta:image-count="0" meta:object-count="0" meta:page-count="3" meta:paragraph-count="56" meta:word-count="183" meta:character-count="1259"/>
    <meta:editing-duration>PT9M</meta:editing-duration>
    <meta:editing-cycles>1</meta:editing-cycles>
  </office:meta>
</office:document-meta>
</file>